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rsid="0004d5d3" officeooo:paragraph-rsid="0004d5d3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Why precedence logic in segments doesn't make sense.</text:p>
      <text:p text:style-name="P1"/>
      <text:p text:style-name="P1">concern raised on SO:</text:p>
      <text:p text:style-name="P1"/>
      <text:p text:style-name="P1">car_A:</text:p>
      <text:p text:style-name="P1">{</text:p>
      <text:p text:style-name="P1"><text:s/>brand :"VW",</text:p>
      <text:p text:style-name="P1"><text:s/>name: "Golf",</text:p>
      <text:p text:style-name="P1"><text:s/>features: [</text:p>
      <text:p text:style-name="P1"><text:s text:c="2"/>{name: "color", value: "black"},</text:p>
      <text:p text:style-name="P1"><text:s text:c="2"/>{name: "power", value: "150"}</text:p>
      <text:p text:style-name="P1"><text:s/>]</text:p>
      <text:p text:style-name="P1">}</text:p>
      <text:p text:style-name="P1"/>
      <text:p text:style-name="P1">car_B:</text:p>
      <text:p text:style-name="P1">{</text:p>
      <text:p text:style-name="P1"><text:s/>brand :"VW",</text:p>
      <text:p text:style-name="P1"><text:s/>name: "Golf",</text:p>
      <text:p text:style-name="P1"><text:s/>features: [</text:p>
      <text:p text:style-name="P1"><text:s text:c="2"/>{name: "color", value: "blue"},</text:p>
      <text:p text:style-name="P1"><text:s text:c="2"/>{name: "power", value: "150"}</text:p>
      <text:p text:style-name="P1"><text:s/>]</text:p>
      <text:p text:style-name="P1">}</text:p>
      <text:p text:style-name="P1"/>
      <text:p text:style-name="P1">car_C:</text:p>
      <text:p text:style-name="P1">{</text:p>
      <text:p text:style-name="P1"><text:s/>brand :"VW",</text:p>
      <text:p text:style-name="P1"><text:s/>name: "Golf",</text:p>
      <text:p text:style-name="P1"><text:s/>features: [</text:p>
      <text:p text:style-name="P1"><text:s text:c="2"/>{name: "color", value: "white"},</text:p>
      <text:p text:style-name="P1"><text:s text:c="2"/>{name: "power", value: "150"}</text:p>
      <text:p text:style-name="P1"><text:s/>]</text:p>
      <text:p text:style-name="P1">}</text:p>
      <text:p text:style-name="P1"/>
      <text:p text:style-name="P1">car_D:</text:p>
      <text:p text:style-name="P1">{</text:p>
      <text:p text:style-name="P1"><text:s/>brand :"BMW",</text:p>
      <text:p text:style-name="P1"><text:s/>name: "X3",</text:p>
      <text:p text:style-name="P1"><text:s/>features: [</text:p>
      <text:p text:style-name="P1"><text:s text:c="2"/>{name: "color", value: "white"},</text:p>
      <text:p text:style-name="P1"><text:s text:c="2"/>{name: "power", value: "180"}</text:p>
      <text:p text:style-name="P1"><text:s/>]</text:p>
      <text:p text:style-name="P1">}</text:p>
      <text:p text:style-name="P1"/>
      <text:p text:style-name="P1">car_E:</text:p>
      <text:p text:style-name="P1">{</text:p>
      <text:p text:style-name="P1"><text:s/>brand :"BMW",</text:p>
      <text:p text:style-name="P1"><text:s/>name: "X5",</text:p>
      <text:p text:style-name="P1"><text:s/>features: [</text:p>
      <text:p text:style-name="P1"><text:s text:c="2"/>{name: "color", value: "blue"},</text:p>
      <text:p text:style-name="P1"><text:s text:c="2"/>{name: "power", value: "250"}</text:p>
      <text:p text:style-name="P1"><text:s/>]</text:p>
      <text:p text:style-name="P1">}</text:p>
      <text:p text:style-name="P1"/>
      <text:p text:style-name="P1">car_F:</text:p>
      <text:p text:style-name="P1">{</text:p>
      <text:p text:style-name="P1"><text:s/>brand :"BMW",</text:p>
      <text:p text:style-name="P1"><text:s/>name: "X3",</text:p>
      <text:p text:style-name="P1"><text:s/>features: [</text:p>
      <text:p text:style-name="P1"><text:s text:c="2"/>{name: "color", value: "blue"},</text:p>
      <text:p text:style-name="P1"><text:s text:c="2"/>{name: "power", value: "150"}</text:p>
      <text:p text:style-name="P1"><text:s/>]</text:p>
      <text:p text:style-name="P1">}</text:p>
      <text:p text:style-name="P1"/>
      <text:p text:style-name="P1"><text:soft-page-break/>(color=blue OR color=white) AND power=150 &lt;-- with parentheses</text:p>
      <text:p text:style-name="P1"/>
      <text:p text:style-name="P1">color=blue OR color=white AND power=150<text:tab/>&lt;-- without parentheses <text:s/></text:p>
      <text:p text:style-name="P1"/>
      <text:p text:style-name="P1">Expected output: B,C,F </text:p>
      <text:p text:style-name="P1">Actual output: A,B,C,E,F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21:14:18.466637968</dc:date>
    <meta:editing-duration>PT22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143" meta:character-count="927" meta:non-whitespace-character-count="793"/>
  </office:meta>
</office:document-meta>
</file>